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Logger.info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Logger.error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Logger.fatal( Object o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fsTask.resolveFile( final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oseListener.messageLogg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tLogger.isErro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Logger.error( Object o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eListener.build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Logger.trace( Object o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tLogger.warn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Logger.debug( Object o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Logger.warn( Object o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Logger.info( Object o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Logger.fatal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Logger.debug( final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eListener.task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oseListener.build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oseListener.target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oseListener.task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oseListener.target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tLogger.isDebu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Logger.trace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tLogger.isInfo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Logger.isWarn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Logger.isFatal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eListener.subBuildStarted( BuildEvent buil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oseListener.subBuildFinished( BuildEvent buil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Logger.isTrace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fsTask.close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